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52525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7.593541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0.449791666666667cm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2">
            <text:p>/i3/inside/lights/022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office-bathroom/light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0" table:formula="of:=#REF!" table:style-name="ce1">
            <text:p>#REF!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classroom/glassDoor/lock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classroom/glassDoor/open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ommons/garageDoor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class_room_main_light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classroom_front_light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craft_room_light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dooridor_light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elab_ligh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hallway_light_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hallway_light_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edia_lab_ligh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mall_bath_ligh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dNum'</text:p>
          </table:table-cell>
          <table:table-cell office:value-type="string" table:style-name="ce1">
            <text:p>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temState'</text:p>
          </table:table-cell>
          <table:table-cell office:value-type="string" table:style-name="ce1">
            <text:p>:</text:p>
          </table:table-cell>
          <table:table-cell office:value-type="string" table:style-name="ce1">
            <text:p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number-rows-repeated="1048508" table:style-name="ro1">
          <table:table-cell table:number-columns-repeated="16384"/>
        </table:table-row>
      </table:table>
      <table:database-ranges>
        <table:database-range table:target-range-address="Sheet1.A1:Sheet1.M46" table:contains-header="false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05T07:13:33Z</dc:date>
  </office:meta>
</office:document-meta>
</file>